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es" fo:country="CR"/>
    </style:style>
    <style:style style:name="P8" style:parent-style-name="Encabezado" style:family="paragraph">
      <style:text-properties fo:language="es" fo:country="CR"/>
    </style:style>
    <style:style style:name="P9" style:parent-style-name="Piedepágina" style:family="paragraph">
      <style:text-properties fo:language="es" fo:country="CR"/>
    </style:style>
    <style:style style:name="P10" style:parent-style-name="Puesto" style:family="paragraph">
      <style:text-properties style:font-name="Times New Roman" fo:font-size="12pt" style:font-size-asian="12pt" style:font-size-complex="12pt" fo:language="es" fo:country="ES"/>
    </style:style>
    <style:style style:name="P11" style:parent-style-name="Puesto" style:family="paragraph">
      <style:text-properties style:font-name="Times New Roman" fo:font-size="26pt" style:font-size-asian="26pt" style:font-size-complex="26pt" fo:language="es" fo:country="ES"/>
    </style:style>
    <style:style style:name="P12" style:parent-style-name="Puesto" style:family="paragraph">
      <style:text-properties style:font-name="Times New Roman" fo:font-size="26pt" style:font-size-asian="26pt" style:font-size-complex="26pt" fo:language="es" fo:country="ES"/>
    </style:style>
    <style:style style:name="P13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4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5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6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7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8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9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20" style:parent-style-name="Puesto" style:family="paragraph">
      <style:paragraph-properties fo:text-align="start"/>
    </style:style>
    <style:style style:name="P21" style:parent-style-name="Título1" style:family="paragraph">
      <style:paragraph-properties fo:break-before="page"/>
      <style:text-properties fo:language="es" fo:country="CR"/>
    </style:style>
    <style:style style:name="P22" style:parent-style-name="Título2" style:family="paragraph">
      <style:text-properties fo:language="es" fo:country="CR"/>
    </style:style>
    <style:style style:name="P23" style:parent-style-name="Textbody" style:family="paragraph">
      <style:paragraph-properties fo:text-align="justify"/>
      <style:text-properties fo:language="es" fo:country="CR"/>
    </style:style>
    <style:style style:name="P24" style:parent-style-name="Textbody" style:family="paragraph">
      <style:paragraph-properties fo:text-align="justify"/>
      <style:text-properties fo:language="es" fo:country="CR"/>
    </style:style>
    <style:style style:name="P25" style:parent-style-name="Título2" style:family="paragraph">
      <style:paragraph-properties fo:text-align="justify"/>
    </style:style>
    <style:style style:name="T26" style:parent-style-name="Fuentedepárrafopredeter." style:family="text">
      <style:text-properties fo:language="es" fo:country="CR"/>
    </style:style>
    <style:style style:name="T27" style:parent-style-name="Fuentedepárrafopredeter." style:family="text">
      <style:text-properties fo:language="es" fo:country="ES"/>
    </style:style>
    <style:style style:name="T28" style:parent-style-name="Fuentedepárrafopredeter." style:family="text">
      <style:text-properties fo:language="es" fo:country="ES"/>
    </style:style>
    <style:style style:name="P29" style:parent-style-name="Textbody" style:family="paragraph">
      <style:paragraph-properties fo:text-align="justify"/>
    </style:style>
    <style:style style:name="T30" style:parent-style-name="Fuentedepárrafopredeter." style:family="text">
      <style:text-properties fo:language="es" fo:country="ES"/>
    </style:style>
    <style:style style:name="T31" style:parent-style-name="Fuentedepárrafopredeter." style:family="text">
      <style:text-properties fo:language="es" fo:country="CR"/>
    </style:style>
    <style:style style:name="T32" style:parent-style-name="Fuentedepárrafopredeter." style:family="text">
      <style:text-properties fo:language="es" fo:country="ES"/>
    </style:style>
    <style:style style:name="T33" style:parent-style-name="Fuentedepárrafopredeter." style:family="text">
      <style:text-properties fo:language="es" fo:country="ES"/>
    </style:style>
    <style:style style:name="T34" style:parent-style-name="Fuentedepárrafopredeter." style:family="text">
      <style:text-properties fo:language="es" fo:country="CR"/>
    </style:style>
    <style:style style:name="T35" style:parent-style-name="Fuentedepárrafopredeter." style:family="text">
      <style:text-properties fo:language="es" fo:country="ES"/>
    </style:style>
    <style:style style:name="P36" style:parent-style-name="Textbody" style:family="paragraph">
      <style:paragraph-properties fo:text-align="justify"/>
      <style:text-properties fo:language="es" fo:country="CR"/>
    </style:style>
    <style:style style:name="P37" style:parent-style-name="Título2" style:family="paragraph">
      <style:text-properties fo:language="es" fo:country="CR"/>
    </style:style>
    <style:style style:name="P38" style:parent-style-name="Textbody" style:family="paragraph">
      <style:text-properties fo:language="es" fo:country="CR"/>
    </style:style>
    <style:style style:name="P39" style:parent-style-name="Textbody" style:family="paragraph">
      <style:text-properties fo:language="es" fo:country="CR"/>
    </style:style>
    <style:style style:name="P40" style:parent-style-name="Textbody" style:family="paragraph">
      <style:text-properties fo:language="es" fo:country="CR"/>
    </style:style>
    <style:style style:name="P41" style:parent-style-name="Título2" style:family="paragraph">
      <style:paragraph-properties fo:margin-left="4.4125in" fo:text-indent="-4.4125in">
        <style:tab-stops/>
      </style:paragraph-properties>
    </style:style>
    <style:style style:name="T42" style:parent-style-name="Fuentedepárrafopredeter." style:family="text">
      <style:text-properties fo:font-style="italic" style:font-style-asian="italic"/>
    </style:style>
    <style:style style:name="T43" style:parent-style-name="Fuentedepárrafopredeter." style:family="text">
      <style:text-properties fo:language="es" fo:country="CR"/>
    </style:style>
    <style:style style:name="T44" style:parent-style-name="Fuentedepárrafopredeter." style:family="text">
      <style:text-properties fo:language="es" fo:country="CR"/>
    </style:style>
    <style:style style:name="T45" style:parent-style-name="Fuentedepárrafopredeter." style:family="text">
      <style:text-properties fo:language="es" fo:country="CR"/>
    </style:style>
    <style:style style:name="T46" style:parent-style-name="Fuentedepárrafopredeter." style:family="text">
      <style:text-properties fo:language="es" fo:country="CR"/>
    </style:style>
    <style:style style:name="T47" style:parent-style-name="Fuentedepárrafopredeter." style:family="text">
      <style:text-properties fo:language="es" fo:country="CR"/>
    </style:style>
    <style:style style:name="P48" style:parent-style-name="Textbody" style:family="paragraph">
      <style:text-properties fo:language="es" fo:country="CR"/>
    </style:style>
    <style:style style:name="P49" style:parent-style-name="Título1" style:family="paragraph">
      <style:paragraph-properties fo:break-before="page"/>
      <style:text-properties fo:language="es" fo:country="CR"/>
    </style:style>
    <style:style style:name="P50" style:parent-style-name="Título2" style:family="paragraph">
      <style:text-properties fo:language="es" fo:country="CR"/>
    </style:style>
    <style:style style:name="P51" style:parent-style-name="Textbody" style:family="paragraph">
      <style:paragraph-properties fo:text-align="justify"/>
      <style:text-properties fo:language="es" fo:country="CR"/>
    </style:style>
    <style:style style:name="P52" style:parent-style-name="Textbody" style:family="paragraph">
      <style:paragraph-properties fo:text-align="justify"/>
      <style:text-properties fo:language="es" fo:country="CR"/>
    </style:style>
    <style:style style:name="P53" style:parent-style-name="Título2" style:family="paragraph">
      <style:paragraph-properties fo:keep-with-next="auto"/>
    </style:style>
    <style:style style:name="T54" style:parent-style-name="Fuentedepárrafopredeter." style:family="text">
      <style:text-properties fo:language="es" fo:country="CR"/>
    </style:style>
    <style:style style:name="TableColumn56" style:family="table-column">
      <style:table-column-properties style:column-width="1.2423in" style:use-optimal-column-width="false"/>
    </style:style>
    <style:style style:name="TableColumn57" style:family="table-column">
      <style:table-column-properties style:column-width="5.4506in" style:use-optimal-column-width="false"/>
    </style:style>
    <style:style style:name="Table55" style:family="table">
      <style:table-properties style:width="6.693in" fo:margin-left="-0.0069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TableContents" style:family="paragraph">
      <style:paragraph-properties fo:margin-bottom="0.1965in"/>
      <style:text-properties fo:language="es" fo:country="CR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TableContents" style:family="paragraph">
      <style:paragraph-properties fo:text-align="justify" fo:margin-bottom="0.1965in"/>
      <style:text-properties fo:language="es" fo:country="CR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P65" style:parent-style-name="TableContents" style:family="paragraph">
      <style:paragraph-properties fo:margin-bottom="0.1965in"/>
      <style:text-properties fo:language="es" fo:country="CR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P67" style:parent-style-name="TableContents" style:family="paragraph">
      <style:paragraph-properties fo:text-align="justify" fo:margin-bottom="0.1965in"/>
      <style:text-properties fo:language="es" fo:country="CR"/>
    </style:style>
    <style:style style:name="P68" style:parent-style-name="Título2" style:family="paragraph">
      <style:text-properties fo:language="es" fo:country="CR"/>
    </style:style>
    <style:style style:name="P69" style:parent-style-name="Título2" style:family="paragraph">
      <style:text-properties fo:language="es" fo:country="CR"/>
    </style:style>
    <style:style style:name="P70" style:parent-style-name="Textbody" style:family="paragraph">
      <style:paragraph-properties fo:text-align="justify"/>
      <style:text-properties fo:language="es" fo:country="CR"/>
    </style:style>
    <style:style style:name="P71" style:parent-style-name="Textbody" style:family="paragraph">
      <style:paragraph-properties fo:text-align="justify"/>
      <style:text-properties fo:language="es" fo:country="CR"/>
    </style:style>
    <style:style style:name="P72" style:parent-style-name="Textbody" style:family="paragraph">
      <style:paragraph-properties fo:text-align="justify"/>
      <style:text-properties fo:language="es" fo:country="CR"/>
    </style:style>
    <style:style style:name="P73" style:parent-style-name="Textbody" style:family="paragraph">
      <style:paragraph-properties fo:text-align="justify"/>
      <style:text-properties fo:language="es" fo:country="CR"/>
    </style:style>
    <style:style style:name="P74" style:parent-style-name="Título2" style:family="paragraph">
      <style:paragraph-properties fo:text-align="justify"/>
      <style:text-properties fo:language="es" fo:country="ES"/>
    </style:style>
    <style:style style:name="P75" style:parent-style-name="Textbody" style:family="paragraph">
      <style:paragraph-properties fo:text-align="justify"/>
    </style:style>
    <style:style style:name="T76" style:parent-style-name="Fuentedepárrafopredeter." style:family="text">
      <style:text-properties fo:language="es" fo:country="ES"/>
    </style:style>
    <style:style style:name="T77" style:parent-style-name="Fuentedepárrafopredeter." style:family="text">
      <style:text-properties fo:language="es" fo:country="CR"/>
    </style:style>
    <style:style style:name="T78" style:parent-style-name="Fuentedepárrafopredeter." style:family="text">
      <style:text-properties fo:language="es" fo:country="ES"/>
    </style:style>
    <style:style style:name="P79" style:parent-style-name="Textbody" style:family="paragraph">
      <style:paragraph-properties fo:text-align="justify"/>
    </style:style>
    <style:style style:name="T80" style:parent-style-name="Fuentedepárrafopredeter." style:family="text">
      <style:text-properties fo:language="es" fo:country="ES"/>
    </style:style>
    <style:style style:name="T81" style:parent-style-name="Fuentedepárrafopredeter." style:family="text">
      <style:text-properties fo:language="es" fo:country="CR"/>
    </style:style>
    <style:style style:name="T82" style:parent-style-name="Fuentedepárrafopredeter." style:family="text">
      <style:text-properties fo:language="es" fo:country="ES"/>
    </style:style>
    <style:style style:name="P83" style:parent-style-name="Textbody" style:family="paragraph">
      <style:paragraph-properties fo:text-align="justify"/>
    </style:style>
    <style:style style:name="T84" style:parent-style-name="Fuentedepárrafopredeter." style:family="text">
      <style:text-properties fo:language="es" fo:country="ES"/>
    </style:style>
    <style:style style:name="T85" style:parent-style-name="Fuentedepárrafopredeter." style:family="text">
      <style:text-properties fo:language="es" fo:country="CR"/>
    </style:style>
    <style:style style:name="T86" style:parent-style-name="Fuentedepárrafopredeter." style:family="text">
      <style:text-properties fo:language="es" fo:country="ES"/>
    </style:style>
    <style:style style:name="T87" style:parent-style-name="Fuentedepárrafopredeter." style:family="text">
      <style:text-properties fo:language="es" fo:country="ES"/>
    </style:style>
    <style:style style:name="P88" style:parent-style-name="Título2" style:family="paragraph">
      <style:paragraph-properties fo:break-before="page"/>
      <style:text-properties fo:language="es" fo:country="CR"/>
    </style:style>
    <style:style style:name="P89" style:parent-style-name="Textbody" style:family="paragraph">
      <style:paragraph-properties fo:text-align="justify"/>
      <style:text-properties fo:language="es" fo:country="CR"/>
    </style:style>
    <style:style style:name="P90" style:parent-style-name="Textbody" style:family="paragraph">
      <style:paragraph-properties fo:text-align="justify"/>
      <style:text-properties fo:language="es" fo:country="CR"/>
    </style:style>
    <style:style style:name="P91" style:parent-style-name="Textbody" style:family="paragraph">
      <style:paragraph-properties fo:text-align="justify"/>
      <style:text-properties fo:language="es" fo:country="CR"/>
    </style:style>
    <style:style style:name="P92" style:parent-style-name="Título2" style:family="paragraph">
      <style:text-properties fo:language="es" fo:country="CR"/>
    </style:style>
    <style:style style:name="P93" style:parent-style-name="Textbody" style:family="paragraph">
      <style:paragraph-properties fo:text-align="justify"/>
      <style:text-properties fo:language="es" fo:country="CR"/>
    </style:style>
    <style:style style:name="P94" style:parent-style-name="Textbody" style:family="paragraph">
      <style:paragraph-properties fo:text-align="justify"/>
      <style:text-properties fo:language="es" fo:country="CR"/>
    </style:style>
    <style:style style:name="P95" style:parent-style-name="Textbody" style:family="paragraph">
      <style:paragraph-properties fo:text-align="justify"/>
      <style:text-properties fo:language="es" fo:country="CR"/>
    </style:style>
    <style:style style:name="P96" style:parent-style-name="Textbody" style:family="paragraph">
      <style:paragraph-properties fo:text-align="justify"/>
      <style:text-properties fo:language="es" fo:country="CR"/>
    </style:style>
    <style:style style:name="P97" style:parent-style-name="Textbody" style:family="paragraph">
      <style:paragraph-properties fo:text-align="justify"/>
      <style:text-properties fo:language="es" fo:country="CR"/>
    </style:style>
    <style:style style:name="P98" style:parent-style-name="Título1" style:family="paragraph">
      <style:text-properties fo:language="es" fo:country="CR"/>
    </style:style>
    <style:style style:name="P99" style:parent-style-name="Título2" style:family="paragraph">
      <style:text-properties fo:language="es" fo:country="CR"/>
    </style:style>
    <style:style style:name="P100" style:parent-style-name="Textbody" style:family="paragraph">
      <style:paragraph-properties fo:text-align="justify"/>
      <style:text-properties fo:language="es" fo:country="CR"/>
    </style:style>
    <style:style style:name="P101" style:parent-style-name="Textbody" style:family="paragraph">
      <style:paragraph-properties fo:text-align="justify"/>
      <style:text-properties fo:language="es" fo:country="CR"/>
    </style:style>
    <style:style style:name="P102" style:parent-style-name="Textbody" style:family="paragraph">
      <style:paragraph-properties fo:text-align="justify"/>
      <style:text-properties fo:language="es" fo:country="CR"/>
    </style:style>
    <style:style style:name="P103" style:parent-style-name="Título2" style:family="paragraph">
      <style:text-properties fo:language="es" fo:country="CR"/>
    </style:style>
    <style:style style:name="P104" style:parent-style-name="Textbody" style:family="paragraph">
      <style:text-properties fo:language="es" fo:country="CR"/>
    </style:style>
    <style:style style:name="TableColumn106" style:family="table-column">
      <style:table-column-properties style:column-width="0.6729in" style:use-optimal-column-width="false"/>
    </style:style>
    <style:style style:name="TableColumn107" style:family="table-column">
      <style:table-column-properties style:column-width="2.2437in" style:use-optimal-column-width="false"/>
    </style:style>
    <style:style style:name="TableColumn108" style:family="table-column">
      <style:table-column-properties style:column-width="3.7395in" style:use-optimal-column-width="false"/>
    </style:style>
    <style:style style:name="Table105" style:family="table">
      <style:table-properties style:width="6.6562in" fo:margin-left="0.0458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34in solid #000000" fo:border-left="0.0034in solid #000000" fo:border-bottom="0.0034in solid #000000" fo:border-right="none" fo:background-color="#00B8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2" style:family="table-cell">
      <style:table-cell-properties fo:border-top="0.0034in solid #000000" fo:border-left="0.0034in solid #000000" fo:border-bottom="0.0034in solid #000000" fo:border-right="none" fo:background-color="#00B8FF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4" style:family="table-cell">
      <style:table-cell-properties fo:border="0.0034in solid #000000" fo:background-color="#00B8FF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16" style:family="table-row">
      <style:table-row-properties style:min-row-height="0.2416in"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 fo:margin-bottom="0.1965in"/>
      <style:text-properties fo:language="es" fo:country="CR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 fo:margin-bottom="0.1965in"/>
      <style:text-properties fo:language="es" fo:country="CR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 fo:margin-bottom="0.1965in"/>
      <style:text-properties fo:language="es" fo:country="CR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 fo:margin-bottom="0.1965in"/>
      <style:text-properties fo:language="es" fo:country="CR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 fo:margin-bottom="0.1965in"/>
      <style:text-properties fo:language="es" fo:country="CR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text-properties fo:language="es" fo:country="CR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 fo:margin-bottom="0.1965in"/>
      <style:text-properties fo:language="es" fo:country="CR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 fo:margin-bottom="0.1965in"/>
      <style:text-properties fo:language="es" fo:country="CR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 fo:margin-bottom="0.1965in"/>
      <style:text-properties fo:language="es" fo:country="CR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 fo:margin-bottom="0.1965in"/>
      <style:text-properties fo:language="es" fo:country="CR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 fo:margin-bottom="0.1965in"/>
      <style:text-properties fo:language="es" fo:country="CR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 fo:margin-bottom="0.1965in"/>
      <style:text-properties fo:language="es" fo:country="CR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 fo:margin-bottom="0.1965in"/>
      <style:text-properties fo:language="es" fo:country="CR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 fo:margin-bottom="0.1965in"/>
      <style:text-properties fo:language="es" fo:country="CR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 fo:margin-bottom="0.1965in"/>
      <style:text-properties fo:language="es" fo:country="CR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 fo:margin-bottom="0.1965in"/>
      <style:text-properties fo:language="es" fo:country="CR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text-properties fo:language="es" fo:country="CR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 fo:margin-bottom="0.1965in"/>
      <style:text-properties fo:language="es" fo:country="CR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text-properties fo:language="es" fo:country="CR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 fo:margin-bottom="0.1965in"/>
      <style:text-properties fo:language="es" fo:country="CR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text-properties fo:language="es" fo:country="CR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 fo:margin-bottom="0.1965in"/>
      <style:text-properties fo:language="es" fo:country="CR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text-properties fo:language="es" fo:country="CR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 fo:margin-bottom="0.1965in"/>
      <style:text-properties fo:language="es" fo:country="CR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text-properties fo:language="es" fo:country="CR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 fo:margin-bottom="0.1965in"/>
      <style:text-properties fo:language="es" fo:country="CR"/>
    </style:style>
    <style:style style:name="TableRow222" style:family="table-row">
      <style:table-row-properties style:min-row-height="0.2215in"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text-properties fo:language="es" fo:country="CR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 fo:margin-bottom="0.1965in"/>
      <style:text-properties fo:language="es" fo:country="CR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text-properties fo:language="es" fo:country="CR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 fo:margin-bottom="0.1965in"/>
      <style:text-properties fo:language="es" fo:country="CR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text-properties fo:language="es" fo:country="CR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 fo:margin-bottom="0.1965in"/>
      <style:text-properties fo:language="es" fo:country="CR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text-properties fo:language="es" fo:country="CR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 fo:margin-bottom="0.1965in"/>
      <style:text-properties fo:language="es" fo:country="CR"/>
    </style:style>
    <style:style style:name="TableRow246" style:family="table-row">
      <style:table-row-properties style:min-row-height="0.302in"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 fo:margin-bottom="0.1965in"/>
      <style:text-properties fo:language="es" fo:country="CR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 fo:margin-bottom="0.1965in"/>
      <style:text-properties fo:language="es" fo:country="CR"/>
    </style:style>
    <style:style style:name="P256" style:parent-style-name="Título1" style:family="paragraph">
      <style:text-properties fo:language="es" fo:country="CR"/>
    </style:style>
    <style:style style:name="P257" style:parent-style-name="Título2" style:family="paragraph">
      <style:text-properties fo:language="es" fo:country="CR"/>
    </style:style>
    <style:style style:name="P258" style:parent-style-name="Textbody" style:family="paragraph">
      <style:paragraph-properties fo:text-align="justify"/>
      <style:text-properties fo:language="es" fo:country="CR"/>
    </style:style>
    <style:style style:name="P259" style:parent-style-name="Textbody" style:family="paragraph">
      <style:paragraph-properties fo:text-align="justify"/>
      <style:text-properties fo:language="es" fo:country="CR"/>
    </style:style>
    <style:style style:name="P260" style:parent-style-name="Textbody" style:family="paragraph">
      <style:paragraph-properties fo:text-align="justify"/>
      <style:text-properties fo:language="es" fo:country="CR"/>
    </style:style>
    <style:style style:name="P261" style:parent-style-name="Textbody" style:family="paragraph">
      <style:paragraph-properties fo:text-align="justify"/>
      <style:text-properties fo:language="es" fo:country="CR"/>
    </style:style>
    <style:style style:name="P262" style:parent-style-name="Título2" style:family="paragraph">
      <style:paragraph-properties fo:text-align="justify"/>
    </style:style>
    <style:style style:name="T263" style:parent-style-name="Fuentedepárrafopredeter." style:family="text">
      <style:text-properties fo:language="es" fo:country="ES"/>
    </style:style>
    <style:style style:name="T264" style:parent-style-name="Fuentedepárrafopredeter." style:family="text">
      <style:text-properties fo:language="es" fo:country="ES"/>
    </style:style>
    <style:style style:name="T265" style:parent-style-name="Fuentedepárrafopredeter." style:family="text">
      <style:text-properties fo:language="es" fo:country="CR"/>
    </style:style>
    <style:style style:name="P266" style:parent-style-name="Textbody" style:family="paragraph">
      <style:paragraph-properties fo:text-align="justify"/>
      <style:text-properties fo:language="es" fo:country="CR"/>
    </style:style>
    <style:style style:name="P267" style:parent-style-name="Textbody" style:family="paragraph">
      <style:paragraph-properties fo:text-align="justify"/>
      <style:text-properties fo:language="es" fo:country="CR"/>
    </style:style>
    <style:style style:name="T268" style:parent-style-name="Fuentedepárrafopredeter." style:family="text">
      <style:text-properties fo:language="es" fo:country="ES"/>
    </style:style>
    <style:style style:name="T269" style:parent-style-name="Fuentedepárrafopredeter." style:family="text">
      <style:text-properties fo:language="es" fo:country="CR"/>
    </style:style>
    <style:style style:name="T270" style:parent-style-name="Fuentedepárrafopredeter." style:family="text">
      <style:text-properties fo:language="es" fo:country="ES"/>
    </style:style>
    <style:style style:name="P271" style:parent-style-name="Textbody" style:family="paragraph">
      <style:paragraph-properties fo:text-align="justify"/>
      <style:text-properties fo:language="es" fo:country="ES"/>
    </style:style>
    <style:style style:name="P272" style:parent-style-name="Textbody" style:family="paragraph">
      <style:paragraph-properties fo:text-align="justify"/>
      <style:text-properties fo:language="es" fo:country="ES"/>
    </style:style>
    <style:style style:name="P273" style:parent-style-name="Textbody" style:family="paragraph">
      <style:paragraph-properties fo:text-align="justify"/>
      <style:text-properties fo:language="es" fo:country="ES"/>
    </style:style>
    <style:style style:name="P274" style:parent-style-name="Textbody" style:family="paragraph">
      <style:paragraph-properties fo:text-align="justify"/>
      <style:text-properties fo:language="es" fo:country="ES"/>
    </style:style>
    <style:style style:name="P275" style:parent-style-name="Textbody" style:family="paragraph">
      <style:paragraph-properties fo:text-align="justify"/>
      <style:text-properties fo:language="es" fo:country="ES"/>
    </style:style>
    <style:style style:name="P276" style:parent-style-name="Textbody" style:family="paragraph">
      <style:paragraph-properties fo:text-align="justify"/>
      <style:text-properties fo:language="es" fo:country="ES"/>
    </style:style>
    <style:style style:name="P277" style:parent-style-name="Textbody" style:family="paragraph">
      <style:paragraph-properties fo:text-align="justify"/>
      <style:text-properties fo:language="es" fo:country="ES"/>
    </style:style>
    <style:style style:name="P278" style:parent-style-name="Textbody" style:family="paragraph">
      <style:paragraph-properties fo:text-align="justify"/>
      <style:text-properties fo:language="es" fo:country="ES"/>
    </style:style>
    <style:style style:name="P279" style:parent-style-name="Textbody" style:family="paragraph">
      <style:text-properties fo:language="es" fo:country="ES"/>
    </style:style>
    <style:style style:name="P280" style:parent-style-name="Título2" style:family="paragraph">
      <style:paragraph-properties fo:text-align="justify"/>
      <style:text-properties fo:language="es" fo:country="ES"/>
    </style:style>
    <style:style style:name="P281" style:parent-style-name="Textbody" style:family="paragraph">
      <style:paragraph-properties fo:text-align="justify"/>
    </style:style>
    <style:style style:name="T282" style:parent-style-name="Fuentedepárrafopredeter." style:family="text">
      <style:text-properties fo:language="es" fo:country="ES"/>
    </style:style>
    <style:style style:name="T283" style:parent-style-name="Fuentedepárrafopredeter." style:family="text">
      <style:text-properties fo:language="es" fo:country="CR"/>
    </style:style>
    <style:style style:name="T284" style:parent-style-name="Fuentedepárrafopredeter." style:family="text">
      <style:text-properties fo:language="es" fo:country="ES"/>
    </style:style>
    <style:style style:name="T285" style:parent-style-name="Fuentedepárrafopredeter." style:family="text">
      <style:text-properties fo:language="es" fo:country="CR"/>
    </style:style>
    <style:style style:name="T286" style:parent-style-name="Fuentedepárrafopredeter." style:family="text">
      <style:text-properties fo:language="es" fo:country="ES"/>
    </style:style>
    <style:style style:name="T287" style:parent-style-name="Fuentedepárrafopredeter." style:family="text">
      <style:text-properties fo:language="es" fo:country="ES"/>
    </style:style>
    <style:style style:name="T288" style:parent-style-name="Fuentedepárrafopredeter." style:family="text">
      <style:text-properties fo:language="es" fo:country="CR"/>
    </style:style>
    <style:style style:name="T289" style:parent-style-name="Fuentedepárrafopredeter." style:family="text">
      <style:text-properties fo:language="es" fo:country="ES"/>
    </style:style>
    <style:style style:name="P290" style:parent-style-name="Textbody" style:family="paragraph">
      <style:paragraph-properties fo:text-align="justify"/>
    </style:style>
    <style:style style:name="T291" style:parent-style-name="Fuentedepárrafopredeter." style:family="text">
      <style:text-properties fo:language="es" fo:country="ES"/>
    </style:style>
    <style:style style:name="T292" style:parent-style-name="Fuentedepárrafopredeter." style:family="text">
      <style:text-properties fo:language="es" fo:country="CR"/>
    </style:style>
    <style:style style:name="T293" style:parent-style-name="Fuentedepárrafopredeter." style:family="text">
      <style:text-properties fo:language="es" fo:country="ES"/>
    </style:style>
    <style:style style:name="T294" style:parent-style-name="Fuentedepárrafopredeter." style:family="text">
      <style:text-properties fo:language="es" fo:country="ES"/>
    </style:style>
    <style:style style:name="P295" style:parent-style-name="Título1" style:family="paragraph">
      <style:paragraph-properties fo:break-before="page"/>
      <style:text-properties fo:language="es" fo:country="CR"/>
    </style:style>
    <style:style style:name="P296" style:parent-style-name="Título2" style:family="paragraph">
      <style:paragraph-properties fo:margin-top="0.1666in" fo:margin-bottom="0.1666in"/>
      <style:text-properties fo:language="es" fo:country="ES"/>
    </style:style>
    <style:style style:name="P297" style:parent-style-name="Textbody" style:family="paragraph">
      <style:paragraph-properties fo:margin-top="0.1666in" fo:margin-bottom="0.1666in"/>
      <style:text-properties fo:language="es" fo:country="ES"/>
    </style:style>
    <style:style style:name="P298" style:parent-style-name="Textbody" style:family="paragraph">
      <style:paragraph-properties fo:margin-top="0.1666in" fo:margin-bottom="0.1666in"/>
      <style:text-properties fo:language="es" fo:country="ES"/>
    </style:style>
    <style:style style:name="P299" style:parent-style-name="Textbody" style:family="paragraph">
      <style:paragraph-properties fo:margin-top="0.1666in" fo:margin-bottom="0.1666in"/>
      <style:text-properties fo:language="es" fo:country="ES"/>
    </style:style>
    <style:style style:name="P300" style:parent-style-name="Título2" style:family="paragraph">
      <style:text-properties fo:language="es" fo:country="ES"/>
    </style:style>
    <style:style style:name="P301" style:parent-style-name="Textbody" style:family="paragraph">
      <style:text-properties fo:language="es" fo:country="ES"/>
    </style:style>
    <style:style style:name="P302" style:parent-style-name="Textbody" style:family="paragraph">
      <style:text-properties fo:language="es" fo:country="ES"/>
    </style:style>
    <style:style style:name="P303" style:parent-style-name="Textbody" style:family="paragraph">
      <style:text-properties fo:language="es" fo:country="ES"/>
    </style:style>
    <style:style style:name="P304" style:parent-style-name="Textbody" style:family="paragraph">
      <style:text-properties fo:language="es" fo:country="ES"/>
    </style:style>
    <style:style style:name="P305" style:parent-style-name="Textbody" style:family="paragraph">
      <style:text-properties fo:language="es" fo:country="ES"/>
    </style:style>
    <style:style style:name="P306" style:parent-style-name="Título2" style:family="paragraph">
      <style:text-properties fo:language="es" fo:country="CR"/>
    </style:style>
    <style:style style:name="P307" style:parent-style-name="Textbody" style:family="paragraph">
      <style:text-properties fo:language="es" fo:country="CR"/>
    </style:style>
    <style:style style:name="P308" style:parent-style-name="Textbody" style:family="paragraph">
      <style:text-properties fo:language="es" fo:country="CR"/>
    </style:style>
    <style:style style:name="P309" style:parent-style-name="Textbody" style:family="paragraph">
      <style:text-properties fo:language="es" fo:country="CR"/>
    </style:style>
    <style:style style:name="P310" style:parent-style-name="Textbody" style:family="paragraph">
      <style:text-properties fo:language="es" fo:country="CR"/>
    </style:style>
    <style:style style:name="P311" style:parent-style-name="Textbody" style:family="paragraph">
      <style:text-properties fo:language="es" fo:country="CR"/>
    </style:style>
    <style:style style:name="P312" style:parent-style-name="Textbody" style:family="paragraph">
      <style:text-properties fo:language="es" fo:country="CR"/>
    </style:style>
    <style:style style:name="P313" style:parent-style-name="Textbody" style:family="paragraph">
      <style:text-properties fo:language="es" fo:country="ES"/>
    </style:style>
    <style:style style:name="P314" style:parent-style-name="Textbody" style:family="paragraph">
      <style:text-properties fo:language="es" fo:country="CR"/>
    </style:style>
    <style:style style:name="P315" style:parent-style-name="Título2" style:family="paragraph">
      <style:paragraph-properties fo:break-before="page"/>
      <style:text-properties fo:language="es" fo:country="CR"/>
    </style:style>
    <style:style style:name="P316" style:parent-style-name="Título3" style:family="paragraph">
      <style:text-properties fo:language="es" fo:country="CR"/>
    </style:style>
    <style:style style:name="TableColumn318" style:family="table-column">
      <style:table-column-properties style:column-width="2.2305in" style:use-optimal-column-width="false"/>
    </style:style>
    <style:style style:name="TableColumn319" style:family="table-column">
      <style:table-column-properties style:column-width="2.225in" style:use-optimal-column-width="false"/>
    </style:style>
    <style:style style:name="TableColumn320" style:family="table-column">
      <style:table-column-properties style:column-width="2.2375in" style:use-optimal-column-width="false"/>
    </style:style>
    <style:style style:name="Table317" style:family="table">
      <style:table-properties style:width="6.693in" fo:margin-left="-0.0138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323" style:parent-style-name="TableContents" style:family="paragraph">
      <style:paragraph-properties fo:margin-bottom="0.1965in"/>
      <style:text-properties fo:language="es" fo:country="CR"/>
    </style:style>
    <style:style style:name="TableCell324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325" style:parent-style-name="TableContents" style:family="paragraph">
      <style:paragraph-properties fo:margin-bottom="0.1965in"/>
      <style:text-properties fo:language="es" fo:country="CR"/>
    </style:style>
    <style:style style:name="TableCell326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327" style:parent-style-name="TableContents" style:family="paragraph">
      <style:paragraph-properties fo:margin-bottom="0.1965in"/>
      <style:text-properties fo:language="es" fo:country="CR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30" style:parent-style-name="TableContents" style:family="paragraph">
      <style:paragraph-properties fo:margin-bottom="0.1965in"/>
      <style:text-properties fo:language="es" fo:country="CR"/>
    </style:style>
    <style:style style:name="TableCell33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32" style:parent-style-name="TableContents" style:family="paragraph">
      <style:paragraph-properties fo:margin-bottom="0.1965in"/>
      <style:text-properties fo:language="es" fo:country="CR"/>
    </style:style>
    <style:style style:name="TableCell33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34" style:parent-style-name="TableContents" style:family="paragraph">
      <style:paragraph-properties fo:margin-bottom="0.1965in"/>
      <style:text-properties fo:language="es" fo:country="CR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37" style:parent-style-name="TableContents" style:family="paragraph">
      <style:paragraph-properties fo:margin-bottom="0.1965in"/>
      <style:text-properties fo:language="es" fo:country="CR"/>
    </style:style>
    <style:style style:name="TableCell33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39" style:parent-style-name="TableContents" style:family="paragraph">
      <style:paragraph-properties fo:margin-bottom="0.1965in"/>
      <style:text-properties fo:language="es" fo:country="CR"/>
    </style:style>
    <style:style style:name="TableCell34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41" style:parent-style-name="TableContents" style:family="paragraph">
      <style:paragraph-properties fo:margin-bottom="0.1965in"/>
      <style:text-properties fo:language="es" fo:country="CR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44" style:parent-style-name="TableContents" style:family="paragraph">
      <style:paragraph-properties fo:margin-bottom="0.1965in"/>
      <style:text-properties fo:language="es" fo:country="CR"/>
    </style:style>
    <style:style style:name="TableCell3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46" style:parent-style-name="TableContents" style:family="paragraph">
      <style:paragraph-properties fo:margin-bottom="0.1965in"/>
      <style:text-properties fo:language="es" fo:country="CR"/>
    </style:style>
    <style:style style:name="TableCell34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48" style:parent-style-name="TableContents" style:family="paragraph">
      <style:paragraph-properties fo:margin-bottom="0.1965in"/>
      <style:text-properties fo:language="es" fo:country="CR"/>
    </style:style>
    <style:style style:name="P349" style:parent-style-name="Textbody" style:family="paragraph">
      <style:text-properties fo:language="es" fo:country="CR"/>
    </style:style>
    <style:style style:name="T350" style:parent-style-name="Fuentedepárrafopredeter." style:family="text">
      <style:text-properties fo:language="es" fo:country="CR"/>
    </style:style>
    <style:style style:name="T351" style:parent-style-name="Fuentedepárrafopredeter." style:family="text">
      <style:text-properties fo:language="es" fo:country="CR"/>
    </style:style>
    <style:style style:name="TableColumn353" style:family="table-column">
      <style:table-column-properties style:column-width="2.2708in" style:use-optimal-column-width="false"/>
    </style:style>
    <style:style style:name="TableColumn354" style:family="table-column">
      <style:table-column-properties style:column-width="2.2965in" style:use-optimal-column-width="false"/>
    </style:style>
    <style:style style:name="Table352" style:family="table">
      <style:table-properties style:width="4.5673in" fo:margin-left="-0.0138in" table:align="lef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357" style:parent-style-name="TableContents" style:family="paragraph">
      <style:paragraph-properties fo:margin-bottom="0.1965in"/>
    </style:style>
    <style:style style:name="T358" style:parent-style-name="Fuentedepárrafopredeter." style:family="text">
      <style:text-properties fo:language="es" fo:country="CR"/>
    </style:style>
    <style:style style:name="TableCell359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360" style:parent-style-name="TableContents" style:family="paragraph">
      <style:paragraph-properties fo:text-align="justify" fo:margin-bottom="0.1965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63" style:parent-style-name="TableContents" style:family="paragraph">
      <style:paragraph-properties fo:margin-bottom="0.1965in"/>
      <style:text-properties fo:language="es" fo:country="CR"/>
    </style:style>
    <style:style style:name="TableCell36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65" style:parent-style-name="TableContents" style:family="paragraph">
      <style:paragraph-properties fo:text-align="justify" fo:margin-bottom="0.1965in"/>
      <style:text-properties fo:language="es" fo:country="CR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68" style:parent-style-name="TableContents" style:family="paragraph">
      <style:paragraph-properties fo:margin-bottom="0.1965in"/>
      <style:text-properties fo:language="es" fo:country="CR"/>
    </style:style>
    <style:style style:name="TableCell36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70" style:parent-style-name="TableContents" style:family="paragraph">
      <style:paragraph-properties fo:text-align="justify" fo:margin-bottom="0.1965in"/>
      <style:text-properties fo:language="es" fo:country="CR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73" style:parent-style-name="TableContents" style:family="paragraph">
      <style:paragraph-properties fo:text-align="justify" fo:margin-bottom="0.1965in"/>
      <style:text-properties fo:language="es" fo:country="CR"/>
    </style:style>
    <style:style style:name="TableCell37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75" style:parent-style-name="TableContents" style:family="paragraph">
      <style:paragraph-properties fo:text-align="justify" fo:margin-bottom="0.1965in"/>
      <style:text-properties fo:language="es" fo:country="CR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78" style:parent-style-name="TableContents" style:family="paragraph">
      <style:paragraph-properties fo:margin-bottom="0.1965in"/>
      <style:text-properties fo:language="es" fo:country="CR"/>
    </style:style>
    <style:style style:name="TableCell37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80" style:parent-style-name="TableContents" style:family="paragraph">
      <style:paragraph-properties fo:text-align="justify" fo:margin-bottom="0.1965in"/>
      <style:text-properties fo:language="es" fo:country="ES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83" style:parent-style-name="TableContents" style:family="paragraph">
      <style:paragraph-properties fo:margin-bottom="0.1965in"/>
      <style:text-properties fo:language="es" fo:country="CR"/>
    </style:style>
    <style:style style:name="TableCell38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85" style:parent-style-name="TableContents" style:family="paragraph">
      <style:paragraph-properties fo:text-align="justify" fo:margin-bottom="0.1965in"/>
      <style:text-properties fo:language="es" fo:country="CR"/>
    </style:style>
    <style:style style:name="P386" style:parent-style-name="TableContents" style:family="paragraph">
      <style:paragraph-properties fo:text-align="justify" fo:margin-bottom="0.1965in"/>
      <style:text-properties fo:language="es" fo:country="CR"/>
    </style:style>
    <style:style style:name="P387" style:parent-style-name="TableContents" style:family="paragraph">
      <style:paragraph-properties fo:text-align="justify" fo:margin-bottom="0.1965in"/>
      <style:text-properties fo:language="es" fo:country="CR"/>
    </style:style>
    <style:style style:name="P388" style:parent-style-name="TableContents" style:family="paragraph">
      <style:paragraph-properties fo:text-align="justify" fo:margin-bottom="0.1965in"/>
      <style:text-properties fo:language="es" fo:country="CR"/>
    </style:style>
    <style:style style:name="P389" style:parent-style-name="TableContents" style:family="paragraph">
      <style:paragraph-properties fo:text-align="justify" fo:margin-bottom="0.1965in"/>
      <style:text-properties fo:language="es" fo:country="CR"/>
    </style:style>
    <style:style style:name="P390" style:parent-style-name="TableContents" style:family="paragraph">
      <style:paragraph-properties fo:text-align="justify" fo:margin-bottom="0.1965in"/>
      <style:text-properties fo:language="es" fo:country="CR"/>
    </style:style>
    <style:style style:name="P391" style:parent-style-name="TableContents" style:family="paragraph">
      <style:paragraph-properties fo:text-align="justify" fo:margin-bottom="0.1965in"/>
      <style:text-properties fo:language="es" fo:country="CR"/>
    </style:style>
    <style:style style:name="P392" style:parent-style-name="TableContents" style:family="paragraph">
      <style:paragraph-properties fo:text-align="justify" fo:margin-bottom="0.1965in"/>
      <style:text-properties fo:language="es" fo:country="CR"/>
    </style:style>
    <style:style style:name="P393" style:parent-style-name="TableContents" style:family="paragraph">
      <style:paragraph-properties fo:text-align="justify" fo:margin-bottom="0.1965in"/>
      <style:text-properties fo:language="es" fo:country="CR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96" style:parent-style-name="TableContents" style:family="paragraph">
      <style:paragraph-properties fo:margin-bottom="0.1965in"/>
      <style:text-properties fo:language="es" fo:country="CR"/>
    </style:style>
    <style:style style:name="TableCell39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98" style:parent-style-name="TableContents" style:family="paragraph">
      <style:paragraph-properties fo:text-align="justify" fo:margin-bottom="0.1965in"/>
      <style:text-properties fo:language="es" fo:country="CR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01" style:parent-style-name="TableContents" style:family="paragraph">
      <style:paragraph-properties fo:margin-bottom="0.1965in"/>
      <style:text-properties fo:language="es" fo:country="CR"/>
    </style:style>
    <style:style style:name="TableCell40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03" style:parent-style-name="TableContents" style:family="paragraph">
      <style:paragraph-properties fo:text-align="justify" fo:margin-bottom="0.1965in"/>
      <style:text-properties fo:language="es" fo:country="CR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06" style:parent-style-name="TableContents" style:family="paragraph">
      <style:paragraph-properties fo:margin-bottom="0.1965in"/>
      <style:text-properties fo:language="es" fo:country="CR"/>
    </style:style>
    <style:style style:name="TableCell40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08" style:parent-style-name="TableContents" style:family="paragraph">
      <style:paragraph-properties fo:text-align="justify" fo:margin-bottom="0.1965in"/>
      <style:text-properties fo:language="es" fo:country="CR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11" style:parent-style-name="TableContents" style:family="paragraph">
      <style:paragraph-properties fo:margin-bottom="0.1965in"/>
      <style:text-properties fo:language="es" fo:country="CR"/>
    </style:style>
    <style:style style:name="TableCell41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13" style:parent-style-name="TableContents" style:family="paragraph">
      <style:paragraph-properties fo:text-align="justify" fo:margin-bottom="0.1965in"/>
      <style:text-properties fo:language="es" fo:country="CR"/>
    </style:style>
    <style:style style:name="P414" style:parent-style-name="Textbody" style:family="paragraph">
      <style:text-properties fo:language="es" fo:country="CR"/>
    </style:style>
  </office:automatic-styles>
  <office:body>
    <office:text text:use-soft-page-breaks="true">
      <text:p text:style-name="P1">Requerimientos específicos de software para Sistema Nova Center</text:p>
      <text:p text:style-name="P8"/>
      <text:p text:style-name="P9"/>
      <text:p text:style-name="P10"/>
      <text:p text:style-name="P11">Documento de Casos de Uso</text:p>
      <text:p text:style-name="P12">Para</text:p>
      <text:p text:style-name="P13">Sistema de Control y Facturación Nova Center</text:p>
      <text:p text:style-name="P14">Versión 1.2 Aprobado</text:p>
      <text:p text:style-name="P15">Realizado Por Luis<text:s/>Diego Carballo Valdivia</text:p>
      <text:p text:style-name="P16">Esther<text:s/>López</text:p>
      <text:p text:style-name="P17">Lugo CO.</text:p>
      <text:p text:style-name="P18">09 Junio 2014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Tabla de Contenidos</text:p>
          <text:p text:style-name="Contents1"><text:a xlink:href="#__RefHeading__30439_572499839" office:target-frame-name="_top" xlink:show="replace">1. Introducción<text:tab/>3</text:a></text:p>
          <text:p text:style-name="Contents2"><text:a xlink:href="#__RefHeading__30441_572499839" office:target-frame-name="_top" xlink:show="replace">1.1 Propósito<text:tab/>3</text:a></text:p>
          <text:p text:style-name="Contents2"><text:a xlink:href="#__RefHeading__30443_572499839" office:target-frame-name="_top" xlink:show="replace">1.2 Alcance &amp; Características del Proyecto<text:tab/>3</text:a></text:p>
          <text:p text:style-name="Contents2"><text:a xlink:href="#__RefHeading__30445_572499839" office:target-frame-name="_top" xlink:show="replace">1.3 Definiciones, Siglas y Abreviaturas<text:tab/>3</text:a></text:p>
          <text:p text:style-name="Contents2"><text:a xlink:href="#__RefHeading__30447_572499839" office:target-frame-name="_top" xlink:show="replace">1.4 Referencias<text:tab/>3</text:a></text:p>
          <text:p text:style-name="Contents1"><text:a xlink:href="#__RefHeading__30449_572499839" office:target-frame-name="_top" xlink:show="replace">2. Descripción General<text:tab/>4</text:a></text:p>
          <text:p text:style-name="Contents2"><text:a xlink:href="#__RefHeading__30451_572499839" office:target-frame-name="_top" xlink:show="replace">2.1 Perspectivas del Producto<text:tab/>4</text:a></text:p>
          <text:p text:style-name="Contents2"><text:a xlink:href="#__RefHeading__30453_572499839" office:target-frame-name="_top" xlink:show="replace">2.2 Clases de Usuarios &amp; Características<text:tab/>4</text:a></text:p>
          <text:p text:style-name="Contents2"><text:a xlink:href="#__RefHeading__30455_572499839" office:target-frame-name="_top" xlink:show="replace">2.3 Entorno Operativo<text:tab/>4</text:a></text:p>
          <text:p text:style-name="Contents2"><text:a xlink:href="#__RefHeading__30457_572499839" office:target-frame-name="_top" xlink:show="replace">2.4 Diseño e Implementación de Restricciones<text:tab/>4</text:a></text:p>
          <text:p text:style-name="Contents2"><text:a xlink:href="#__RefHeading__30459_572499839" office:target-frame-name="_top" xlink:show="replace">2.5 Documentación de Usuario<text:tab/>5</text:a></text:p>
          <text:p text:style-name="Contents2"><text:a xlink:href="#__RefHeading__30461_572499839" office:target-frame-name="_top" xlink:show="replace">2.6 Asunciones &amp; Dependencias<text:tab/>5</text:a></text:p>
          <text:p text:style-name="Contents1"><text:a xlink:href="#__RefHeading__37403_572499839" office:target-frame-name="_top" xlink:show="replace">3. Características del Sistema<text:tab/>5</text:a></text:p>
          <text:p text:style-name="Contents2"><text:a xlink:href="#__RefHeading__37405_572499839" office:target-frame-name="_top" xlink:show="replace">3.1 Descripción &amp; Prioridades<text:tab/>5</text:a></text:p>
          <text:p text:style-name="Contents2"><text:a xlink:href="#__RefHeading__37407_572499839" office:target-frame-name="_top" xlink:show="replace">3.2 Requerimientos Funcionales<text:tab/>5</text:a></text:p>
          <text:p text:style-name="Contents1"><text:a xlink:href="#__RefHeading__37409_572499839" office:target-frame-name="_top" xlink:show="replace">4. Requerimientos Externos de la Interfaz<text:tab/>8</text:a></text:p>
          <text:p text:style-name="Contents2"><text:a xlink:href="#__RefHeading__44300_572499839" office:target-frame-name="_top" xlink:show="replace">4.1 Interfaz de Usuario<text:tab/>8</text:a></text:p>
          <text:p text:style-name="Contents2"><text:a xlink:href="#__RefHeading__37413_572499839" office:target-frame-name="_top" xlink:show="replace">4.2 Interfaz de hardware<text:tab/>8</text:a></text:p>
          <text:p text:style-name="Contents2"><text:a xlink:href="#__RefHeading__44302_572499839" office:target-frame-name="_top" xlink:show="replace">4.3 Pantallas del Software<text:tab/>8</text:a></text:p>
          <text:p text:style-name="Contents2"><text:a xlink:href="#__RefHeading__37417_572499839" office:target-frame-name="_top" xlink:show="replace">4.4 Interfaz de Comunicación<text:tab/>8</text:a></text:p>
          <text:p text:style-name="Contents1"><text:a xlink:href="#__RefHeading__1435_621492570" office:target-frame-name="_top" xlink:show="replace">5. Otros Requerimientos no Funcionales<text:tab/>9</text:a></text:p>
          <text:p text:style-name="Contents2"><text:a xlink:href="#__RefHeading__1437_621492570" office:target-frame-name="_top" xlink:show="replace">5.1 Requisitos de Desempeño<text:tab/>9</text:a></text:p>
          <text:p text:style-name="Contents2"><text:a xlink:href="#__RefHeading__1439_621492570" office:target-frame-name="_top" xlink:show="replace">5.2 Requisitos de Seguridad<text:tab/>9</text:a></text:p>
          <text:p text:style-name="Contents2"><text:a xlink:href="#__RefHeading__1441_621492570" office:target-frame-name="_top" xlink:show="replace">5.3 Atributos de Calidad de<text:s/>Software<text:tab/>9</text:a></text:p>
          <text:p text:style-name="Contents2"><text:a xlink:href="#__RefHeading__1443_621492570" office:target-frame-name="_top" xlink:show="replace">5.4 Requerimientos especiales<text:tab/>10</text:a></text:p>
          <text:p text:style-name="Contents3"><text:a xlink:href="#__RefHeading__1445_621492570" office:target-frame-name="_top" xlink:show="replace">5.4.1 Requerimiento de Información<text:tab/>10</text:a></text:p>
          <text:p text:style-name="Contents3"><text:a xlink:href="#__RefHeading__1447_621492570" office:target-frame-name="_top" xlink:show="replace">5.4.2 Requerimientos de Reportes<text:tab/>10</text:a></text:p>
          <text:p text:style-name="Contents4"><text:a xlink:href="#__RefHeading__1449_621492570" office:target-frame-name="_top" xlink:show="replace">5.4.2.1 Reportes<text:tab/>10</text:a></text:p>
        </text:index-body>
      </text:table-of-content>
      <text:p text:style-name="P20"/>
      <text:h text:style-name="P21" text:outline-level="1"><text:bookmark-start text:name="_Toc439994665"/><text:bookmark-start text:name="_Toc29101483"/><text:bookmark-start text:name="__RefHeading__30439_572499839"/><text:bookmark-end text:name="_Toc439994665"/><text:bookmark-end text:name="_Toc29101483"/><text:soft-page-break/>1. Introducción<text:bookmark-end text:name="__RefHeading__30439_572499839"/></text:h>
      <text:h text:style-name="P22" text:outline-level="2"><text:bookmark-start text:name="_Toc439994667"/><text:bookmark-start text:name="_Toc29101484"/><text:bookmark-start text:name="__RefHeading__30441_572499839"/><text:bookmark-end text:name="_Toc439994667"/><text:bookmark-end text:name="_Toc29101484"/>1.1 Propósito<text:bookmark-end text:name="__RefHeading__30441_572499839"/></text:h>
      <text:p text:style-name="P23"><text:tab/>Esta Documento de requerimientos específicos de software describe los requisitos funcionales y no funcionales de software para la versión 1.0 del Sistema Nova Center. Este documento está destinado a ser utilizado por los miembros del equipo del proyecto que implementarán y verificar el correcto funcionamiento del sistema. A menos que se indique lo contrario, todos los requisitos que se especifican aquí son de alta prioridad y compromiso para la versión 1.0.</text:p>
      <text:p text:style-name="P24"/>
      <text:h text:style-name="P25" text:outline-level="2"><text:bookmark-start text:name="_Toc439994670"/><text:bookmark-start text:name="_Toc29101485"/><text:bookmark-start text:name="__RefHeading__30443_572499839"/><text:bookmark-end text:name="_Toc439994670"/><text:bookmark-end text:name="_Toc29101485"/><text:span text:style-name="T26">1.2 Alcance</text:span><text:span text:style-name="T27"><text:s/>&amp;</text:span><text:span text:style-name="T28"><text:s/>Características del Proyecto</text:span><text:bookmark-end text:name="__RefHeading__30443_572499839"/></text:h>
      <text:p text:style-name="P29"><text:span text:style-name="T30"><text:tab/>El Sistema Nova<text:s/></text:span><text:span text:style-name="T31">Center</text:span><text:span text:style-name="T32"><text:s/>permitirá al usuario final ordenar sus productos, ofrecer un mejor servicio a los clientes, acceder a su información en todo momento correcta y ordenada y realizar sus ventas más rápida y eficazmente. U</text:span><text:span text:style-name="T33">na descripción más detallada del Sistema Nova<text:s/></text:span><text:span text:style-name="T34">Center</text:span><text:span text:style-name="T35"><text:s/>está disponible en el documento de Visión y Alcance. En la sección de “Alcance Inicial &amp; Desarrollo Subsecuente” se encuentra la lista de implementaciones a desarrollar en el proyecto.</text:span></text:p>
      <text:p text:style-name="P36"/>
      <text:h text:style-name="P37" text:outline-level="2"><text:bookmark-start text:name="__RefHeading__30445_572499839"/>1.3 Definiciones,<text:s/>Siglas y Abreviaturas<text:bookmark-end text:name="__RefHeading__30445_572499839"/></text:h>
      <text:p text:style-name="P38">CU: Casos De Uso.</text:p>
      <text:p text:style-name="P39">RN: Reglas De Negocio.</text:p>
      <text:p text:style-name="P40">GB: Gigabyte</text:p>
      <text:p text:style-name="Textbody">RAM: Random Access Memory.</text:p>
      <text:p text:style-name="Textbody">GHz: Gigahertz</text:p>
      <text:p text:style-name="Textbody"/>
      <text:h text:style-name="P41" text:outline-level="2"><text:bookmark-start text:name="__RefHeading__30447_572499839"/>1.4 Referencias<text:bookmark-end text:name="__RefHeading__30447_572499839"/></text:h>
      <text:p text:style-name="Textbody">1. <text:s/>Wiegers, Karl. Cafeteria Ordering System Software Requirements Specification,<text:s/><text:a xlink:href="http://www.processimpact.com/projects/COS/SRS.doc" office:target-frame-name="_top" xlink:show="replace">www.processimpact.com/projects/</text:a><text:a xlink:href="http://www.processimpact.com/projects/COS/SRS.doc" office:target-frame-name="_top" xlink:show="replace">COS</text:a><text:a xlink:href="http://www.processimpact.com/projects/COS/SRS.doc" office:target-frame-name="_top" xlink:show="replace">/</text:a><text:a xlink:href="http://www.processimpact.com/projects/COS/SRS.doc" office:target-frame-name="_top" xlink:show="replace">SRS</text:a><text:a xlink:href="http://www.processimpact.com/projects/COS/SRS.doc" office:target-frame-name="_top" xlink:show="replace">.doc</text:a></text:p>
      <text:p text:style-name="Textbody">2. Wiegers, Karl.<text:s/><text:span text:style-name="T42">Cafeteria Ordering System Vision and Scope Document</text:span>,<text:s/><text:a xlink:href="http://www.processimpact.com/projects/COS/COS_vision_and_scope.doc" office:target-frame-name="_top" xlink:show="replace">www.processimpact.com/projects/COS/COS_vision_and_scope.doc</text:a></text:p>
      <text:p text:style-name="Textbody">1. <text:s/>Wiegers, Karl. Cafeteria Ordering System Business Rules.<text:s/><text:a xlink:href="http://www.processimpact.com/projects/COS/COS_-_Business%20Rules_-_Wiegers.doc" office:target-frame-name="_top" xlink:show="replace"><text:span text:style-name="T43">www.processimpact.com/projects/</text:span></text:a><text:a xlink:href="http://www.processimpact.com/projects/COS/COS_-_Business%20Rules_-_Wiegers.doc" office:target-frame-name="_top" xlink:show="replace"><text:span text:style-name="T44">COS</text:span></text:a><text:a xlink:href="http://www.processimpact.com/projects/COS/COS_-_Business%20Rules_-_Wiegers.doc" office:target-frame-name="_top" xlink:show="replace"><text:span text:style-name="T45">/</text:span></text:a><text:a xlink:href="http://www.processimpact.com/projects/COS/COS_-_Business%20Rules_-_Wiegers.doc" office:target-frame-name="_top" xlink:show="replace"><text:span text:style-name="T46">COS_-_Business Rules_-_Wiegers</text:span></text:a><text:a xlink:href="http://www.processimpact.com/projects/COS/COS_-_Business%20Rules_-_Wiegers.doc" office:target-frame-name="_top" xlink:show="replace"><text:span text:style-name="T47">.doc</text:span></text:a></text:p>
      <text:p text:style-name="P48"/>
      <text:h text:style-name="P49" text:outline-level="1"><text:bookmark-start text:name="__RefHeading__30449_572499839"/><text:soft-page-break/>2. Descripción General<text:bookmark-end text:name="__RefHeading__30449_572499839"/></text:h>
      <text:h text:style-name="P50" text:outline-level="2"><text:bookmark-start text:name="__RefHeading__30451_572499839"/>2.1 Perspectivas del Producto<text:bookmark-end text:name="__RefHeading__30451_572499839"/></text:h>
      <text:p text:style-name="P51"><text:tab/>El Sistema Nova Center es un nuevo sistema que va a reemplazar los existentes controles de tiempo, sistemas de ventas y bases de datos que posea el usuario final por un solo potente sistema, este además de ser fácil de usar proveerá varias funciones específicas para un Internet Bazar, ayudando a llevar un control de os productos, clientes y tiempo del servicio de Internet proveído, este sistema no posee ninguna interacción con otros sistemas pero sí con un servicio de mensajería instantánea.</text:p>
      <text:p text:style-name="P52"/>
      <text:h text:style-name="P53" text:outline-level="2"><text:bookmark-start text:name="__RefHeading__30453_572499839"/><text:span text:style-name="T54">2.2 Clases de Usuarios &amp; Características</text:span><text:bookmark-end text:name="__RefHeading__30453_572499839"/></text:h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Administrador (Favorecido)</text:p>
          </table:table-cell>
          <table:table-cell table:style-name="TableCell61">
            <text:p text:style-name="P62">El administrador es aquél que tendrá acceso a todas las funciones del programa, es aquella persona que se encarga de realizar ventas de productos, registrar los clientes, registrar los productos, ver las sugerencias de los clientes y eliminarlas, y también controlar el tiempo de uso de las estaciones de servicio.</text:p>
          </table:table-cell>
        </table:table-row>
        <table:table-row table:style-name="TableRow63">
          <table:table-cell table:style-name="TableCell64">
            <text:p text:style-name="P65">Cliente</text:p>
          </table:table-cell>
          <table:table-cell table:style-name="TableCell66">
            <text:p text:style-name="P67">El cliente es un beneficiado indirecto, este podrá realizar sugerencias al local o al mismo sistema utilizando una<text:s/>sección del programa especializada para el control del usuario, esta sección solo contiene la parte de creación de sugerencias del sistema.</text:p>
          </table:table-cell>
        </table:table-row>
      </table:table>
      <text:h text:style-name="P68" text:outline-level="2"/>
      <text:h text:style-name="P69" text:outline-level="2"><text:bookmark-start text:name="__RefHeading__30455_572499839"/>2.3 Entorno Operativo<text:bookmark-end text:name="__RefHeading__30455_572499839"/></text:h>
      <text:p text:style-name="P70">EO-1: El Sistema Nova Center operará en el sistema operativo Windows 7 &amp; XP.</text:p>
      <text:p text:style-name="P71">EO-1: El Sistema Nova Center utilizará la base de datos de MySQL para almacenar todos sus datos.</text:p>
      <text:p text:style-name="P72">EO-3: El Sistema Nova Center requerirá de una conexión a Internet de al menos 128kb para poder realizar la acción de solicitar servicio en caso de que se solicite.</text:p>
      <text:p text:style-name="P73"/>
      <text:h text:style-name="P74" text:outline-level="2"><text:bookmark-start text:name="__RefHeading__30457_572499839"/>2.4 Diseño e Implementación de Restricciones<text:bookmark-end text:name="__RefHeading__30457_572499839"/></text:h>
      <text:p text:style-name="P75"><text:span text:style-name="T76">CO-1: El Sistema Nova<text:s/></text:span><text:span text:style-name="T77">Center</text:span><text:span text:style-name="T78"><text:s/>utilizará programación orientada a objetos.</text:span></text:p>
      <text:p text:style-name="P79"><text:span text:style-name="T80">CO-2: El Sistema Nova<text:s/></text:span><text:span text:style-name="T81">Center</text:span><text:span text:style-name="T82"><text:s/>utilizará lenguaje java únicamente.</text:span></text:p>
      <text:p text:style-name="P83"><text:span text:style-name="T84">CO-2: El sistema Nova<text:s/></text:span><text:span text:style-name="T85">Center</text:span><text:span text:style-name="T86"><text:s/>usará la base de datos de MySQL y se implementará en</text:span><text:span text:style-name="T87"><text:s/>Oracle.</text:span></text:p>
      <text:h text:style-name="P88" text:outline-level="2"><text:bookmark-start text:name="__RefHeading__30459_572499839"/><text:soft-page-break/>2.5 Documentación de Usuario<text:bookmark-end text:name="__RefHeading__30459_572499839"/></text:h>
      <text:p text:style-name="P89"><text:tab/>DU-1: El Sistema Nova Center posee un manual de usuario creado en Help &amp; Manual.</text:p>
      <text:p text:style-name="P90"><text:tab/>DU-2 El Sistema Nova Center tendrá un botón que al presionar nos ilustrará el manual de usuario.</text:p>
      <text:p text:style-name="P91"/>
      <text:h text:style-name="P92" text:outline-level="2"><text:bookmark-start text:name="__RefHeading__30461_572499839"/>2.6 Asunciones &amp; Dependencias<text:bookmark-end text:name="__RefHeading__30461_572499839"/></text:h>
      <text:p text:style-name="P93">AS-1:<text:s/>El funcionamiento del programa dependerá de su uso correcto.</text:p>
      <text:p text:style-name="P94">AS-2: El administrador conoce como manejar una computadora.</text:p>
      <text:p text:style-name="P95">DE-1: El usuario debe ingresar los datos solicitados correctamente para realizar la acción que solicita.</text:p>
      <text:p text:style-name="P96">DE-2: El sistema depende de que la base de datos esté operando para funcionar.</text:p>
      <text:p text:style-name="P97"/>
      <text:h text:style-name="P98" text:outline-level="1"><text:bookmark-start text:name="__RefHeading__37403_572499839"/>3. Características del Sistema<text:bookmark-end text:name="__RefHeading__37403_572499839"/></text:h>
      <text:h text:style-name="P99" text:outline-level="2"><text:bookmark-start text:name="__RefHeading__37405_572499839"/>3.1 Descripción &amp; Prioridades<text:bookmark-end text:name="__RefHeading__37405_572499839"/></text:h>
      <text:p text:style-name="P100"><text:tab/>Se considera de alta prioridad que el administrador se encuentre logueado, ya que si no se encuentra logueado este no podrá accesar a ninguna función del sistema.</text:p>
      <text:p text:style-name="P101"><text:tab/>Se considera de alta prioridad cuando el administrador presiona el botón de cancelar en alguna de las secciones del programa, por ejemplo al realizar una venta, registrar un producto o registrar un cliente.</text:p>
      <text:p text:style-name="P102"/>
      <text:h text:style-name="P103" text:outline-level="2"><text:bookmark-start text:name="__RefHeading__37407_572499839"/>3.2 Requerimientos Funcionales<text:bookmark-end text:name="__RefHeading__37407_572499839"/></text:h>
      <text:p text:style-name="P104"><text:tab/>A continuación la descripción de cada caso de uso:</text:p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ID</text:p>
          </table:table-cell>
          <table:table-cell table:style-name="TableCell112">
            <text:p text:style-name="P113">Casos De Uso</text:p>
          </table:table-cell>
          <table:table-cell table:style-name="TableCell114">
            <text:p text:style-name="P115">Descripción</text:p>
          </table:table-cell>
        </table:table-row>
        <table:table-row table:style-name="TableRow116">
          <table:table-cell table:style-name="TableCell117">
            <text:p text:style-name="TableContents">CO-01</text:p>
          </table:table-cell>
          <table:table-cell table:style-name="TableCell118">
            <text:p text:style-name="TableContents">Logueo del administrador</text:p>
          </table:table-cell>
          <table:table-cell table:style-name="TableCell119">
            <text:p text:style-name="P120">Al iniciar el programa, el administrador verá la pantalla de login, donde podrá colocar su usuario y contraseña para acceder a las funciones<text:s/>del sistema.</text:p>
          </table:table-cell>
        </table:table-row>
        <table:table-row table:style-name="TableRow121">
          <table:table-cell table:style-name="TableCell122">
            <text:p text:style-name="TableContents">CO-02</text:p>
          </table:table-cell>
          <table:table-cell table:style-name="TableCell123">
            <text:p text:style-name="TableContents">Registrar producto</text:p>
          </table:table-cell>
          <table:table-cell table:style-name="TableCell124">
            <text:p text:style-name="P125">El registro de productos es una opción que podrá realizar el administrador cuando introduce los datos que se necesitan correctamente.</text:p>
          </table:table-cell>
        </table:table-row>
        <table:table-row table:style-name="TableRow126">
          <table:table-cell table:style-name="TableCell127">
            <text:p text:style-name="TableContents">CO-03</text:p>
          </table:table-cell>
          <table:table-cell table:style-name="TableCell128">
            <text:p text:style-name="TableContents">Modificar producto</text:p>
          </table:table-cell>
          <table:table-cell table:style-name="TableCell129">
            <text:p text:style-name="P130">Este caso de uso le permite al administrador modificar<text:s/>los datos de los productos registrados.</text:p>
          </table:table-cell>
        </table:table-row>
        <table:table-row table:style-name="TableRow131">
          <table:table-cell table:style-name="TableCell132">
            <text:p text:style-name="TableContents">CO-04</text:p>
          </table:table-cell>
          <table:table-cell table:style-name="TableCell133">
            <text:p text:style-name="TableContents">Eliminar producto</text:p>
          </table:table-cell>
          <table:table-cell table:style-name="TableCell134">
            <text:p text:style-name="P135">El administrador puede eliminar cualquier producto que este registrado.</text:p>
          </table:table-cell>
        </table:table-row>
        <text:soft-page-break/>
        <table:table-row table:style-name="TableRow136">
          <table:table-cell table:style-name="TableCell137">
            <text:p text:style-name="TableContents">CO-05</text:p>
          </table:table-cell>
          <table:table-cell table:style-name="TableCell138">
            <text:p text:style-name="TableContents">Modificar Factura</text:p>
          </table:table-cell>
          <table:table-cell table:style-name="TableCell139">
            <text:p text:style-name="P140">El administrador podrá modificar una factura en caso de que algún producto que se iba a vender, sea cambiado por otro en el momento en que <text:s/>se generó la factura o se agregue un nuevo producto a la venta.</text:p>
          </table:table-cell>
        </table:table-row>
        <table:table-row table:style-name="TableRow141">
          <table:table-cell table:style-name="TableCell142">
            <text:p text:style-name="TableContents">CO-06</text:p>
          </table:table-cell>
          <table:table-cell table:style-name="TableCell143">
            <text:p text:style-name="P144">Cancelar la impresión de una factura <text:s text:c="2"/></text:p>
          </table:table-cell>
          <table:table-cell table:style-name="TableCell145">
            <text:p text:style-name="P146">En este caso de uso el administrador podrá cancelar la impresión de una factura. Esta opción es<text:s/>creada para imprimir la factura de una venta solo si el cliente lo desea.</text:p>
          </table:table-cell>
        </table:table-row>
        <table:table-row table:style-name="TableRow147">
          <table:table-cell table:style-name="TableCell148">
            <text:p text:style-name="TableContents">CO-07</text:p>
          </table:table-cell>
          <table:table-cell table:style-name="TableCell149">
            <text:p text:style-name="TableContents">Registrar cliente</text:p>
          </table:table-cell>
          <table:table-cell table:style-name="TableCell150">
            <text:p text:style-name="P151">En este caso de uso el administrador podrá registrar sus clientes fijos para manejar ofertas y pedidos.</text:p>
          </table:table-cell>
        </table:table-row>
        <table:table-row table:style-name="TableRow152">
          <table:table-cell table:style-name="TableCell153">
            <text:p text:style-name="TableContents">CO-08</text:p>
          </table:table-cell>
          <table:table-cell table:style-name="TableCell154">
            <text:p text:style-name="TableContents">Modificar cliente</text:p>
          </table:table-cell>
          <table:table-cell table:style-name="TableCell155">
            <text:p text:style-name="P156">El administrador puede modificar los datos de los usuarios que están registrados.</text:p>
          </table:table-cell>
        </table:table-row>
        <table:table-row table:style-name="TableRow157">
          <table:table-cell table:style-name="TableCell158">
            <text:p text:style-name="TableContents">CO-09</text:p>
          </table:table-cell>
          <table:table-cell table:style-name="TableCell159">
            <text:p text:style-name="TableContents">Eliminar cliente</text:p>
          </table:table-cell>
          <table:table-cell table:style-name="TableCell160">
            <text:p text:style-name="P161">El administrador puede eliminar los clientes <text:s/>que estén registrados.</text:p>
          </table:table-cell>
        </table:table-row>
        <table:table-row table:style-name="TableRow162">
          <table:table-cell table:style-name="TableCell163">
            <text:p text:style-name="TableContents">CO-10</text:p>
          </table:table-cell>
          <table:table-cell table:style-name="TableCell164">
            <text:p text:style-name="TableContents">Realizar venta</text:p>
          </table:table-cell>
          <table:table-cell table:style-name="TableCell165">
            <text:p text:style-name="P166">En este caso de uso el administrador suministrando una lista de productos a vender,<text:s/>puede proceder a realizar la venta de esos productos, presionando el botón de realizar venta.</text:p>
          </table:table-cell>
        </table:table-row>
        <table:table-row table:style-name="TableRow167">
          <table:table-cell table:style-name="TableCell168">
            <text:p text:style-name="TableContents">CO-11</text:p>
          </table:table-cell>
          <table:table-cell table:style-name="TableCell169">
            <text:p text:style-name="TableContents">Modificar venta</text:p>
          </table:table-cell>
          <table:table-cell table:style-name="TableCell170">
            <text:p text:style-name="P171">En este caso de uso el administrador puede modificar las ventas de sus productos en caso de que el cliente quiera cambiar un producto que ya se ingresó en la venta.</text:p>
          </table:table-cell>
        </table:table-row>
        <table:table-row table:style-name="TableRow172">
          <table:table-cell table:style-name="TableCell173">
            <text:p text:style-name="TableContents">CO-12</text:p>
          </table:table-cell>
          <table:table-cell table:style-name="TableCell174">
            <text:p text:style-name="TableContents">Cancelar venta</text:p>
          </table:table-cell>
          <table:table-cell table:style-name="TableCell175">
            <text:p text:style-name="P176">En este caso de uso el administrador puede cancelar las ventas en caso de que el cliente ya no desee realizar la compra.</text:p>
          </table:table-cell>
        </table:table-row>
        <table:table-row table:style-name="TableRow177">
          <table:table-cell table:style-name="TableCell178">
            <text:p text:style-name="TableContents">CO-13</text:p>
          </table:table-cell>
          <table:table-cell table:style-name="TableCell179">
            <text:p text:style-name="TableContents">Eliminar sugerencias</text:p>
          </table:table-cell>
          <table:table-cell table:style-name="TableCell180">
            <text:p text:style-name="P181">El administrador puede eliminar las sugerencias que los<text:s/>clientes ingresan en las estaciones de uso.</text:p>
          </table:table-cell>
        </table:table-row>
        <table:table-row table:style-name="TableRow182">
          <table:table-cell table:style-name="TableCell183">
            <text:p text:style-name="TableContents">CO-14</text:p>
          </table:table-cell>
          <table:table-cell table:style-name="TableCell184">
            <text:p text:style-name="TableContents">Imprimir Factura</text:p>
          </table:table-cell>
          <table:table-cell table:style-name="TableCell185">
            <text:p text:style-name="P186">En este caso de uso el administrador podrá indicar <text:s/>la impresión de una factura. Esta opción es creada para imprimir la factura de una venta solo si el cliente lo desea.</text:p>
          </table:table-cell>
        </table:table-row>
        <table:table-row table:style-name="TableRow187">
          <table:table-cell table:style-name="TableCell188">
            <text:p text:style-name="TableContents">CO-15</text:p>
          </table:table-cell>
          <table:table-cell table:style-name="TableCell189">
            <text:p text:style-name="TableContents">Generar<text:s/>Factura</text:p>
          </table:table-cell>
          <table:table-cell table:style-name="TableCell190">
            <text:p text:style-name="P191">Cada vez que se realice una compra, debe generarse una factura.</text:p>
          </table:table-cell>
        </table:table-row>
        <table:table-row table:style-name="TableRow192">
          <table:table-cell table:style-name="TableCell193">
            <text:p text:style-name="TableContents">CO-16</text:p>
          </table:table-cell>
          <table:table-cell table:style-name="TableCell194">
            <text:p text:style-name="P195">Cancelar el registro de un<text:s/><text:soft-page-break/>cliente</text:p>
          </table:table-cell>
          <table:table-cell table:style-name="TableCell196">
            <text:p text:style-name="P197">El sistema cancela el registro de un cliente si este ya<text:s/><text:soft-page-break/>existe.</text:p>
          </table:table-cell>
        </table:table-row>
        <text:soft-page-break/>
        <table:table-row table:style-name="TableRow198">
          <table:table-cell table:style-name="TableCell199">
            <text:p text:style-name="TableContents">CO-17</text:p>
          </table:table-cell>
          <table:table-cell table:style-name="TableCell200">
            <text:p text:style-name="P201">Cancelar el registro de un producto</text:p>
          </table:table-cell>
          <table:table-cell table:style-name="TableCell202">
            <text:p text:style-name="P203">El sistema cancela el registro de<text:s/>un producto si este ya existe.</text:p>
          </table:table-cell>
        </table:table-row>
        <table:table-row table:style-name="TableRow204">
          <table:table-cell table:style-name="TableCell205">
            <text:p text:style-name="TableContents">CO-18</text:p>
          </table:table-cell>
          <table:table-cell table:style-name="TableCell206">
            <text:p text:style-name="P207">Controlar el tiempo de uso de las estaciones</text:p>
          </table:table-cell>
          <table:table-cell table:style-name="TableCell208">
            <text:p text:style-name="P209">El sistema se encarga de llevar el tiempo de uso de cada una de las estaciones.</text:p>
          </table:table-cell>
        </table:table-row>
        <table:table-row table:style-name="TableRow210">
          <table:table-cell table:style-name="TableCell211">
            <text:p text:style-name="TableContents">CO-19</text:p>
          </table:table-cell>
          <table:table-cell table:style-name="TableCell212">
            <text:p text:style-name="P213">Generar un listado de servicios</text:p>
          </table:table-cell>
          <table:table-cell table:style-name="TableCell214">
            <text:p text:style-name="P215">El sistema debe suministrar un listado de servicios cuando sea necesario.</text:p>
          </table:table-cell>
        </table:table-row>
        <table:table-row table:style-name="TableRow216">
          <table:table-cell table:style-name="TableCell217">
            <text:p text:style-name="TableContents">CO-20</text:p>
          </table:table-cell>
          <table:table-cell table:style-name="TableCell218">
            <text:p text:style-name="P219">Generar un listado de clientes</text:p>
          </table:table-cell>
          <table:table-cell table:style-name="TableCell220">
            <text:p text:style-name="P221">El sistema debe suministrar un listado de clientes cuando sea necesario.</text:p>
          </table:table-cell>
        </table:table-row>
        <table:table-row table:style-name="TableRow222">
          <table:table-cell table:style-name="TableCell223">
            <text:p text:style-name="TableContents">CO-21</text:p>
          </table:table-cell>
          <table:table-cell table:style-name="TableCell224">
            <text:p text:style-name="P225">Generar un inventario de existencias</text:p>
          </table:table-cell>
          <table:table-cell table:style-name="TableCell226">
            <text:p text:style-name="P227">El sistema debe suministrar un inventario de existencias cuando sea necesario.</text:p>
          </table:table-cell>
        </table:table-row>
        <table:table-row table:style-name="TableRow228">
          <table:table-cell table:style-name="TableCell229">
            <text:p text:style-name="TableContents">CO-22</text:p>
          </table:table-cell>
          <table:table-cell table:style-name="TableCell230">
            <text:p text:style-name="P231">Notificar al usuario de una estación que su tiempo de uso esta por acabarse</text:p>
          </table:table-cell>
          <table:table-cell table:style-name="TableCell232">
            <text:p text:style-name="P233">Se debe <text:s/>notificar a la estación en uso cuando su tiempo está a punto de expirarse.</text:p>
          </table:table-cell>
        </table:table-row>
        <table:table-row table:style-name="TableRow234">
          <table:table-cell table:style-name="TableCell235">
            <text:p text:style-name="TableContents">CO-23</text:p>
          </table:table-cell>
          <table:table-cell table:style-name="TableCell236">
            <text:p text:style-name="P237">Notificar al usuario de una estación que su tiempo de uso se acabó</text:p>
          </table:table-cell>
          <table:table-cell table:style-name="TableCell238">
            <text:p text:style-name="P239">Se debe <text:s/>notificar a la estación en uso cuando su tiempo expiró.</text:p>
          </table:table-cell>
        </table:table-row>
        <table:table-row table:style-name="TableRow240">
          <table:table-cell table:style-name="TableCell241">
            <text:p text:style-name="TableContents">CO-24</text:p>
          </table:table-cell>
          <table:table-cell table:style-name="TableCell242">
            <text:p text:style-name="P243">Notificar cuando halla bajas existencias</text:p>
          </table:table-cell>
          <table:table-cell table:style-name="TableCell244">
            <text:p text:style-name="P245">En este caso el sistema debe notificar al administrador cuando el producto sustraído esté en bajas existencias.</text:p>
          </table:table-cell>
        </table:table-row>
        <table:table-row table:style-name="TableRow246">
          <table:table-cell table:style-name="TableCell247">
            <text:p text:style-name="TableContents">CO-25</text:p>
          </table:table-cell>
          <table:table-cell table:style-name="TableCell248">
            <text:p text:style-name="TableContents">Cancelar sugerencias</text:p>
          </table:table-cell>
          <table:table-cell table:style-name="TableCell249">
            <text:p text:style-name="P250">En este caso<text:s/>de uso el usuario(o cliente) cancela una sugerencia por algún motivo.</text:p>
          </table:table-cell>
        </table:table-row>
        <table:table-row table:style-name="TableRow251">
          <table:table-cell table:style-name="TableCell252">
            <text:p text:style-name="TableContents">CO-26</text:p>
          </table:table-cell>
          <table:table-cell table:style-name="TableCell253">
            <text:p text:style-name="TableContents">Crear sugerencias</text:p>
          </table:table-cell>
          <table:table-cell table:style-name="TableCell254">
            <text:p text:style-name="P255">En este caso de uso el usuario(o cliente) crea una sugerencia por algún motivo.</text:p>
          </table:table-cell>
        </table:table-row>
      </table:table>
      <text:h text:style-name="P256" text:outline-level="1"><text:bookmark-start text:name="__RefHeading__37409_572499839"/>4. Requerimientos Externos de la Interfaz<text:bookmark-end text:name="__RefHeading__37409_572499839"/></text:h>
      <text:h text:style-name="P257" text:outline-level="2"><text:bookmark-start text:name="__RefHeading__44300_572499839"/>4.1 Interfaz de Usuario<text:bookmark-end text:name="__RefHeading__44300_572499839"/></text:h>
      <text:p text:style-name="P258"><text:tab/>IU-1: El<text:s/>Sistema Nova Center nos muestra primero la pantalla de logueo, esta no se puede omitir, ya que es la que valida la entrada al sistema.</text:p>
      <text:p text:style-name="P259"><text:tab/>IU-2: El Sistema Nova Center posee un botón de ayuda, donde podremos acceder en todo momento y desde el menú principal del mismo para obtener información sobre cómo usar correctamente el sistema.</text:p>
      <text:p text:style-name="P260"><text:tab/>IU-3: El Sistema Nova Center permite una navegación completa a través de los menús utilizando el mouse o el teclado para un fácil y sencillo acceso a cada función del programa.</text:p>
      <text:p text:style-name="P261"/>
      <text:h text:style-name="P262" text:outline-level="2"><text:bookmark-start text:name="__RefHeading__37413_572499839"/><text:span text:style-name="T263">4</text:span><text:span text:style-name="T264">.2 Interfaz de<text:s/></text:span><text:span text:style-name="T265">hardware</text:span><text:bookmark-end text:name="__RefHeading__37413_572499839"/></text:h>
      <text:p text:style-name="P266"><text:tab/>Computadora con mínimo 1 GB de RAM, mínimo 1.6 GHz de procesador, y un sistema operativo Windows XP o 7.</text:p>
      <text:p text:style-name="P267"/>
      <text:h text:style-name="Título2" text:outline-level="2"><text:bookmark-start text:name="__RefHeading__44302_572499839"/><text:span text:style-name="T268">4.3<text:s/></text:span><text:span text:style-name="T269">Pantallas</text:span><text:span text:style-name="T270"><text:s/>del Software</text:span><text:bookmark-end text:name="__RefHeading__44302_572499839"/></text:h>
      <text:p text:style-name="P271"><text:tab/>PS-1: Interfaz de Logueo</text:p>
      <text:p text:style-name="P272"><text:tab/>PS-1.1: El administrador podrá acceder al sistema si coloca<text:s/>correctamente la información solicitada.</text:p>
      <text:p text:style-name="P273"><text:tab/>PS-1.2: Esta pantalla no se puede omitir.</text:p>
      <text:p text:style-name="P274"/>
      <text:p text:style-name="P275">Imagen aquí</text:p>
      <text:p text:style-name="P276"><text:tab/>PS-2: Menú principales<text:tab/></text:p>
      <text:p text:style-name="P277"><text:tab/>PS-2.1: Acá vemos tacataca dijera usted.</text:p>
      <text:p text:style-name="P278">Imagen aquí</text:p>
      <text:p text:style-name="P279"/>
      <text:h text:style-name="P280" text:outline-level="2"><text:bookmark-start text:name="__RefHeading__37417_572499839"/>4.4 Interfaz de Comunicación<text:bookmark-end text:name="__RefHeading__37417_572499839"/></text:h>
      <text:p text:style-name="P281"><text:span text:style-name="T282"><text:tab/>IC-1: El Sistema nova<text:s/></text:span><text:span text:style-name="T283">Center</text:span><text:span text:style-name="T284"><text:s/>envía un e-</text:span><text:span text:style-name="T285">mail</text:span><text:span text:style-name="T286"><text:s/>a la</text:span><text:span text:style-name="T287"><text:s/>empresa<text:s/></text:span><text:span text:style-name="T288">Lugo</text:span><text:span text:style-name="T289"><text:s/>CO cuando el administrador necesita una nueva función en su programa.</text:span></text:p>
      <text:p text:style-name="P290"><text:span text:style-name="T291"><text:tab/>IC-2: El Sistema Nova<text:s/></text:span><text:span text:style-name="T292">Center</text:span><text:span text:style-name="T293"><text:s/>posee contacto con otro sistema que a la vez forma parte del mismo, este sistema es utilizado por los usuarios para la creación de sugerencias</text:span><text:span text:style-name="T294">.</text:span></text:p>
      <text:h text:style-name="P295" text:outline-level="1"><text:bookmark-start text:name="__RefHeading__1435_621492570"/><text:soft-page-break/>5. Otros Requerimientos no Funcionales<text:bookmark-end text:name="__RefHeading__1435_621492570"/></text:h>
      <text:h text:style-name="P296" text:outline-level="2"><text:bookmark-start text:name="__RefHeading__1437_621492570"/>5.1 Requisitos de Desempeño<text:bookmark-end text:name="__RefHeading__1437_621492570"/></text:h>
      <text:p text:style-name="P297"><text:tab/>RD-1: La respuesta ante una solicitud del usuario no debe durar mas de 3 segundos para recibir una respuesta.</text:p>
      <text:p text:style-name="P298"><text:tab/>RD-2: Cuando el usuario realiza una solicitud, siempre se debe confirmar su<text:s/>solicitud.</text:p>
      <text:p text:style-name="P299"><text:tab/>RD-3: El programa cerrará sesión luego de 30 minutos de inactividad.</text:p>
      <text:h text:style-name="P300" text:outline-level="2"><text:bookmark-start text:name="__RefHeading__1439_621492570"/>5.2 Requisitos de Seguridad<text:bookmark-end text:name="__RefHeading__1439_621492570"/></text:h>
      <text:p text:style-name="P301"><text:tab/>RS-1: La contraseña del administrador estará de manera encriptado en la base de datos.</text:p>
      <text:p text:style-name="P302"><text:tab/>RS-2: EL administrador necesitará estar logueado para acceder a todas las funciones del sistema.</text:p>
      <text:p text:style-name="P303"><text:tab/>RS-3: El sistema tendrá un acceso único, es decir, un usuario y contraseña únicos.</text:p>
      <text:p text:style-name="P304"><text:tab/>RS-4: La contraseña deberá ser cambiada 1 vez cada semana, para ello se informará al administrador cada semana cuando loguee al cumplirse esta.</text:p>
      <text:p text:style-name="P305"/>
      <text:h text:style-name="P306" text:outline-level="2"><text:bookmark-start text:name="__RefHeading__1441_621492570"/>5.3 Atributos de Calidad de Software<text:bookmark-end text:name="__RefHeading__1441_621492570"/></text:h>
      <text:p text:style-name="P307"><text:tab/>Interoperatividad: el sistema puede realizar reportes solo en formato PDF.</text:p>
      <text:p text:style-name="P308"><text:tab/>Confiabilidad: el sistema funcionará correctamente el 95% de las veces.</text:p>
      <text:p text:style-name="P309"><text:tab/>Escalabilidad: el sistema será capaz de integrar modificaciones sin ningún problema.</text:p>
      <text:p text:style-name="P310"><text:tab/>Usabilidad: el sistema no posee teclas especiales, pero sí las comunes como el navegar a través de campos usando el tabulador.</text:p>
      <text:p text:style-name="P311"><text:tab/>Mantenibilidad: cuando se detecta un fallo en el sistema, este será de fácil solución.</text:p>
      <text:p text:style-name="P312"><text:tab/>Portabilidad: el sistema podrá sr instalado en cualquier máquina que cumpla con los requisitos previos.</text:p>
      <text:p text:style-name="P313"/>
      <text:p text:style-name="P314"/>
      <text:h text:style-name="P315" text:outline-level="2"><text:bookmark-start text:name="__RefHeading__1443_621492570"/><text:soft-page-break/>5.4 Requerimientos especiales<text:bookmark-end text:name="__RefHeading__1443_621492570"/></text:h>
      <text:h text:style-name="P316" text:outline-level="3"><text:bookmark-start text:name="__RefHeading__1445_621492570"/>5.4.1 Requerimiento de Información<text:bookmark-end text:name="__RefHeading__1445_621492570"/></text:h>
      <table:table table:style-name="Table317">
        <table:table-columns>
          <table:table-column table:style-name="TableColumn318"/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P323">Identificador</text:p>
          </table:table-cell>
          <table:table-cell table:style-name="TableCell324">
            <text:p text:style-name="P325">Resumen</text:p>
          </table:table-cell>
          <table:table-cell table:style-name="TableCell326">
            <text:p text:style-name="P327">Definición</text:p>
          </table:table-cell>
        </table:table-row>
        <table:table-row table:style-name="TableRow328">
          <table:table-cell table:style-name="TableCell329">
            <text:p text:style-name="P330">Campo de Usuario</text:p>
          </table:table-cell>
          <table:table-cell table:style-name="TableCell331">
            <text:p text:style-name="P332">Longitud del nombre del cliente y<text:s/>caracteres válidos.</text:p>
          </table:table-cell>
          <table:table-cell table:style-name="TableCell333">
            <text:p text:style-name="P334">No excederá un total de 12 caracteres y no se podrá ingresar números en este campo.</text:p>
          </table:table-cell>
        </table:table-row>
        <table:table-row table:style-name="TableRow335">
          <table:table-cell table:style-name="TableCell336">
            <text:p text:style-name="P337">Validaciones a la información de los campos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Si se utiliza mascaras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</table:table>
      <text:p text:style-name="Textbody"/>
      <text:p text:style-name="P349">/*En esta parte tiene que colocar campos especíales si los puso*/</text:p>
      <text:h text:style-name="Título3" text:outline-level="3"><text:bookmark-start text:name="__RefHeading__1447_621492570"/><text:span text:style-name="T350">5.4.2<text:s/></text:span><text:span text:style-name="T351">Requerimientos de Reportes</text:span><text:bookmark-end text:name="__RefHeading__1447_621492570"/></text:h>
      <text:h text:style-name="Título4" text:outline-level="4"><text:bookmark-start text:name="__RefHeading__1449_621492570"/>5.4.2.1 Reportes<text:bookmark-end text:name="__RefHeading__1449_621492570"/></text:h>
      <table:table table:style-name="Table352">
        <table:table-columns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p text:style-name="P357">id<text:s/><text:span text:style-name="T358">Reporte</text:span></text:p>
          </table:table-cell>
          <table:table-cell table:style-name="TableCell359">
            <text:p text:style-name="P360">Re-01</text:p>
          </table:table-cell>
        </table:table-row>
        <table:table-row table:style-name="TableRow361">
          <table:table-cell table:style-name="TableCell362">
            <text:p text:style-name="P363">NOMBRE DEL REPORTE</text:p>
          </table:table-cell>
          <table:table-cell table:style-name="TableCell364">
            <text:p text:style-name="P365">Reporte de Venta</text:p>
          </table:table-cell>
        </table:table-row>
        <table:table-row table:style-name="TableRow366">
          <table:table-cell table:style-name="TableCell367">
            <text:p text:style-name="P368">Generador del reporte</text:p>
          </table:table-cell>
          <table:table-cell table:style-name="TableCell369">
            <text:p text:style-name="P370">Sistema</text:p>
          </table:table-cell>
        </table:table-row>
        <table:table-row table:style-name="TableRow371">
          <table:table-cell table:style-name="TableCell372">
            <text:p text:style-name="P373">Propósito</text:p>
          </table:table-cell>
          <table:table-cell table:style-name="TableCell374">
            <text:p text:style-name="P375">Informar al cliente de sus servicios utilizados y en caso de compra de algún artículo, incluirlo acá.</text:p>
          </table:table-cell>
        </table:table-row>
        <table:table-row table:style-name="TableRow376">
          <table:table-cell table:style-name="TableCell377">
            <text:p text:style-name="P378">Información a<text:s/>mostrar</text:p>
          </table:table-cell>
          <table:table-cell table:style-name="TableCell379">
            <text:p text:style-name="P380">El reporte tendrá entre sus campos algunos especiales donde se informará el uso de Internet total si hizo uso del mismo, si compro productos contendrá el nombre, precio, y cantidad de productos que compro.</text:p>
          </table:table-cell>
        </table:table-row>
        <table:table-row table:style-name="TableRow381">
          <table:table-cell table:style-name="TableCell382">
            <text:p text:style-name="P383">Orden</text:p>
          </table:table-cell>
          <table:table-cell table:style-name="TableCell384">
            <text:p text:style-name="P385">Pueden configurarse por los siguientes campos:</text:p>
            <text:p text:style-name="P386">Uso de Internet: (Si o No)</text:p>
            <text:p text:style-name="P387">Cantidad de Horas:</text:p>
            <text:p text:style-name="P388">Total a pagar Por:</text:p>
            <text:soft-page-break/>
            <text:p text:style-name="P389">Productos</text:p>
            <text:p text:style-name="P390">Nombre:</text:p>
            <text:p text:style-name="P391">Cantidad:</text:p>
            <text:p text:style-name="P392">Precio:</text:p>
            <text:p text:style-name="P393">Total a Pagar:</text:p>
          </table:table-cell>
        </table:table-row>
        <text:soft-page-break/>
        <table:table-row table:style-name="TableRow394">
          <table:table-cell table:style-name="TableCell395">
            <text:p text:style-name="P396">Criterios de selección</text:p>
          </table:table-cell>
          <table:table-cell table:style-name="TableCell397">
            <text:p text:style-name="P398">Se pueden seleccionar los campos a expedir si estos no se requieren.</text:p>
          </table:table-cell>
        </table:table-row>
        <table:table-row table:style-name="TableRow399">
          <table:table-cell table:style-name="TableCell400">
            <text:p text:style-name="P401">Detalles de ejecución automática</text:p>
          </table:table-cell>
          <table:table-cell table:style-name="TableCell402">
            <text:p text:style-name="P403">Se pueden configurar este reporte para que el sistema lo imprimir en forma automática en una fecha especifica (hora, día, mes, año)</text:p>
          </table:table-cell>
        </table:table-row>
        <table:table-row table:style-name="TableRow404">
          <table:table-cell table:style-name="TableCell405">
            <text:p text:style-name="P406">Niveles de totalizacion</text:p>
          </table:table-cell>
          <table:table-cell table:style-name="TableCell407">
            <text:p text:style-name="P408">Este reporte abarca todas las características citadas en información a mostrar, así como los campos<text:s/>de nombre de cliente si este está registrado o si el cliente desea colocar alguno distinto al del sistema.</text:p>
          </table:table-cell>
        </table:table-row>
        <table:table-row table:style-name="TableRow409">
          <table:table-cell table:style-name="TableCell410">
            <text:p text:style-name="P411">Cambios de paginas</text:p>
          </table:table-cell>
          <table:table-cell table:style-name="TableCell412">
            <text:p text:style-name="P413">Cuando la cantidad de información propasa las dimensiones de una hoja de impresión, automáticamente se continua en las<text:s/>siguientes hojas requeridas con los registros faltantes y los mismos encabezados de la primera hoja.</text:p>
          </table:table-cell>
        </table:table-row>
      </table:table>
      <text:p text:style-name="P4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Segoe UI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Segoe UI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color="#808080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uesto" style:display-name="Puesto" style:family="paragraph" style:parent-style-name="Normal">
      <style:paragraph-properties fo:text-align="end" fo:margin-top="0.1666in" fo:margin-bottom="0.5in"/>
      <style:text-properties style:font-name="Arial" style:font-name-asian="Times New Roman" style:font-name-complex="Times New Roman" fo:font-weight="bold" style:font-weight-asian="bold" fo:font-size="32pt" style:font-size-asian="32pt" style:font-size-complex="10pt" style:language-asian="es" style:country-asian="ES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T2" style:parent-style-name="Fuentedepárrafopredeter." style:family="text">
      <style:text-properties fo:language="es" fo:country="ES"/>
    </style:style>
    <style:style style:name="T3" style:parent-style-name="Fuentedepárrafopredeter." style:family="text">
      <style:text-properties fo:language="es" fo:country="CR"/>
    </style:style>
    <style:style style:name="P4" style:parent-style-name="Encabezado" style:family="paragraph">
      <style:text-properties fo:language="es" fo:country="CR"/>
    </style:style>
    <style:style style:name="P5" style:parent-style-name="Textbody" style:family="paragraph">
      <style:paragraph-properties fo:text-align="end"/>
    </style:style>
    <style:style style:name="T6" style:parent-style-name="Fuentedepárrafopredeter." style:family="text">
      <style:text-properties fo:font-size="11pt" style:font-size-asian="11pt" fo:language="es" fo:country="CR"/>
    </style:style>
    <style:style style:name="T7" style:parent-style-name="Fuentedepárrafopredeter." style:family="text">
      <style:text-properties fo:language="es" fo:country="CR"/>
    </style:style>
  </office:automatic-styles>
  <office:master-styles>
    <style:master-page style:name="MP0" style:page-layout-name="PL0">
      <style:header>
        <text:p text:style-name="Textbody"><text:span text:style-name="T2">Requerimientos específicos de software para Sistema Nova<text:s/></text:span><text:span text:style-name="T3">Center</text:span></text:p>
        <text:p text:style-name="P4"/>
      </style:header>
      <style:footer>
        <text:p text:style-name="P5"><text:span text:style-name="T6">Pá</text:span><text:span text:style-name="T7">gina</text:span><text:s/><text:page-number text:fixed="false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ther</dc:creator>
    <meta:creation-date>2009-04-16T11:32:00Z</meta:creation-date>
    <dc:date>2014-09-05T17:01:00Z</dc:date>
    <meta:template xlink:href="Normal" xlink:type="simple"/>
    <meta:editing-cycles>36</meta:editing-cycles>
    <meta:editing-duration>PT16260S</meta:editing-duration>
    <meta:user-defined meta:name="Info 1"/>
    <meta:user-defined meta:name="Info 2"/>
    <meta:user-defined meta:name="Info 3"/>
    <meta:user-defined meta:name="Info 4"/>
    <meta:document-statistic meta:page-count="11" meta:paragraph-count="32" meta:word-count="2467" meta:character-count="16006" meta:row-count="113" meta:non-whitespace-character-count="13571"/>
  </office:meta>
</office:document-meta>
</file>